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Purisa" officeooo:rsid="000476d0" officeooo:paragraph-rsid="00060ef5"/>
    </style:style>
    <style:style style:name="P2" style:family="paragraph" style:parent-style-name="Standard">
      <style:text-properties style:font-name="Purisa" officeooo:rsid="0009d66e" officeooo:paragraph-rsid="000c311f"/>
    </style:style>
    <style:style style:name="P3" style:family="paragraph" style:parent-style-name="Standard">
      <style:text-properties style:font-name="Purisa" officeooo:rsid="000baa79" officeooo:paragraph-rsid="000baa79"/>
    </style:style>
    <style:style style:name="P4" style:family="paragraph" style:parent-style-name="Standard">
      <style:text-properties style:font-name="Purisa" style:text-underline-style="solid" style:text-underline-width="auto" style:text-underline-color="font-color" fo:font-weight="bold" officeooo:rsid="000f1844" officeooo:paragraph-rsid="000f1844" style:font-weight-asian="bold" style:font-weight-complex="bold"/>
    </style:style>
    <style:style style:name="P5" style:family="paragraph" style:parent-style-name="Standard">
      <style:text-properties style:font-name="Purisa" style:text-underline-style="solid" style:text-underline-width="auto" style:text-underline-color="font-color" fo:font-weight="bold" officeooo:rsid="00120240" officeooo:paragraph-rsid="00120240" style:font-weight-asian="bold" style:font-weight-complex="bold"/>
    </style:style>
    <style:style style:name="P6" style:family="paragraph" style:parent-style-name="Standard">
      <style:text-properties style:font-name="Purisa" style:text-underline-style="solid" style:text-underline-width="auto" style:text-underline-color="font-color" fo:font-weight="bold" officeooo:rsid="0016826f" officeooo:paragraph-rsid="0016826f" style:font-weight-asian="bold" style:font-weight-complex="bold"/>
    </style:style>
    <style:style style:name="P7" style:family="paragraph" style:parent-style-name="Standard">
      <style:text-properties style:font-name="Purisa" style:text-underline-style="none" fo:font-weight="normal" officeooo:rsid="000c311f" officeooo:paragraph-rsid="000c311f" style:font-weight-asian="normal" style:font-weight-complex="normal"/>
    </style:style>
    <style:style style:name="P8" style:family="paragraph" style:parent-style-name="Standard">
      <style:text-properties style:font-name="Purisa" style:text-underline-style="none" fo:font-weight="normal" officeooo:rsid="0010c0f2" officeooo:paragraph-rsid="0010c0f2" style:font-weight-asian="normal" style:font-weight-complex="normal"/>
    </style:style>
    <style:style style:name="P9" style:family="paragraph" style:parent-style-name="Standard">
      <style:text-properties style:font-name="Purisa" style:text-underline-style="none" fo:font-weight="normal" officeooo:rsid="000f5870" officeooo:paragraph-rsid="000f5870" style:font-weight-asian="normal" style:font-weight-complex="normal"/>
    </style:style>
    <style:style style:name="P10" style:family="paragraph" style:parent-style-name="Standard">
      <style:text-properties style:font-name="Purisa" style:text-underline-style="none" fo:font-weight="normal" officeooo:rsid="0011398a" officeooo:paragraph-rsid="0011398a" style:font-weight-asian="normal" style:font-weight-complex="normal"/>
    </style:style>
    <style:style style:name="P11" style:family="paragraph" style:parent-style-name="Standard">
      <style:text-properties style:font-name="Purisa" style:text-underline-style="none" fo:font-weight="normal" officeooo:rsid="00120240" officeooo:paragraph-rsid="00120240" style:font-weight-asian="normal" style:font-weight-complex="normal"/>
    </style:style>
    <style:style style:name="P12" style:family="paragraph" style:parent-style-name="Standard">
      <style:text-properties style:font-name="Purisa" style:text-underline-style="none" fo:font-weight="normal" officeooo:rsid="00131c6a" officeooo:paragraph-rsid="00131c6a" style:font-weight-asian="normal" style:font-weight-complex="normal"/>
    </style:style>
    <style:style style:name="P13" style:family="paragraph" style:parent-style-name="Standard">
      <style:text-properties style:font-name="Purisa" style:text-underline-style="none" fo:font-weight="normal" officeooo:rsid="001852f9" officeooo:paragraph-rsid="001852f9" style:font-weight-asian="normal" style:font-weight-complex="normal"/>
    </style:style>
    <style:style style:name="P14" style:family="paragraph" style:parent-style-name="Standard">
      <style:text-properties style:font-name="Purisa" style:text-underline-style="none" fo:font-weight="normal" officeooo:rsid="001c2618" officeooo:paragraph-rsid="001c2618" style:font-weight-asian="normal" style:font-weight-complex="normal"/>
    </style:style>
    <style:style style:name="P15" style:family="paragraph" style:parent-style-name="Standard">
      <style:text-properties style:font-name="Purisa" style:text-underline-style="none" fo:font-weight="normal" officeooo:rsid="001c2618" officeooo:paragraph-rsid="001c2618" style:font-weight-asian="normal" style:font-weight-complex="normal"/>
    </style:style>
    <style:style style:name="P16" style:family="paragraph" style:parent-style-name="Standard">
      <style:text-properties style:font-name="Purisa" style:text-underline-style="none" fo:font-weight="normal" officeooo:rsid="001f71a3" officeooo:paragraph-rsid="001f71a3" style:font-weight-asian="normal" style:font-weight-complex="normal"/>
    </style:style>
    <style:style style:name="P17" style:family="paragraph" style:parent-style-name="Standard">
      <style:text-properties style:font-name="Purisa" style:text-underline-style="none" fo:font-weight="normal" officeooo:rsid="0020f3dd" officeooo:paragraph-rsid="0020f3dd" style:font-weight-asian="normal" style:font-weight-complex="normal"/>
    </style:style>
    <style:style style:name="T1" style:family="text">
      <style:text-properties officeooo:rsid="00060ef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d1874" style:font-weight-asian="bold" style:font-weight-complex="bold"/>
    </style:style>
    <style:style style:name="T5" style:family="text">
      <style:text-properties officeooo:rsid="001852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Movies </text:span><text:span text:style-name="T4">from scaffold &amp; user from devise</text:span> </text:p>
      <text:p text:style-name="P7"/>
      <text:p text:style-name="P2">Devise setup</text:p>
      <text:p text:style-name="P2"/>
      <text:p text:style-name="P1">rails g scaffold Movie <text:span text:style-name="T1">title</text:span>:string description:text movie_length:string director:string <text:span text:style-name="T2">rating:string</text:span></text:p>
      <text:p text:style-name="P1"/>
      <text:p text:style-name="P1"/>
      <text:p text:style-name="P4">Image uploading with paperclip</text:p>
      <text:p text:style-name="P4"/>
      <text:p text:style-name="P9">image-magick is needed for paperclip to work</text:p>
      <text:p text:style-name="P8">rails g paperclip movie image</text:p>
      <text:p text:style-name="P10">add file_field to from and html: {multipart: true}</text:p>
      <text:p text:style-name="P10"/>
      <text:p text:style-name="P5">Reviews Scaffold</text:p>
      <text:p text:style-name="P11"/>
      <text:p text:style-name="P11">rails g scaffold Review rating:integer comment:text</text:p>
      <text:p text:style-name="P11">rake <text:a xlink:type="simple" xlink:href="db:migrate" text:style-name="Internet_20_link" text:visited-style-name="Visited_20_Internet_20_Link">db:migrate</text:a></text:p>
      <text:p text:style-name="P12">[for adding nested routes to scaffolded form_with: <text:a xlink:type="simple" xlink:href="https://stackoverflow.com/questions/46919115/nested-resources-w-rails-5-1-form-with" text:style-name="Internet_20_link" text:visited-style-name="Visited_20_Internet_20_Link">https://stackoverflow.com/questions/46919115/nested-resources-w-rails-5-1-form-with</text:a> ]</text:p>
      <text:p text:style-name="P12"/>
      <text:p text:style-name="P6"/>
      <text:p text:style-name="P6">Using raty.js to add star rating</text:p>
      <text:p text:style-name="P13"><text:a xlink:type="simple" xlink:href="https://github.com/wbotelhos/raty/issues/196" text:style-name="Internet_20_link" text:visited-style-name="Visited_20_Internet_20_Link">https://github.com/wbotelhos/raty/issues/196</text:a></text:p>
      <text:p text:style-name="P13"/>
      <text:p text:style-name="P14">issue: <text:span text:style-name="T5">[stars are 404 NOT FOUND]</text:span></text:p>
      <text:p text:style-name="P14">soln: removed complete path, only “/assets/” now</text:p>
      <text:p text:style-name="P14"/>
      <text:p text:style-name="P16">issue: stars not showing to users review form page</text:p>
      <text:p text:style-name="P17">soln: TYPO -_-!!! It was ID not CL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5:02:55.080885927</meta:creation-date>
    <meta:generator>LibreOffice/5.1.6.2$Linux_X86_64 LibreOffice_project/10m0$Build-2</meta:generator>
    <dc:date>2018-11-26T00:25:19.952971535</dc:date>
    <meta:editing-duration>PT6H49M22S</meta:editing-duration>
    <meta:editing-cycles>22</meta:editing-cycles>
    <meta:document-statistic meta:table-count="0" meta:image-count="0" meta:object-count="0" meta:page-count="1" meta:paragraph-count="17" meta:word-count="98" meta:character-count="768" meta:non-whitespace-character-count="686"/>
  </office:meta>
</office:document-meta>
</file>